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style:font-name="Corbel" fo:font-size="11pt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style:font-name="Corbel" fo:font-size="11pt" officeooo:rsid="0030bd8b" officeooo:paragraph-rsid="0030bd8b" style:font-size-asian="11pt" style:font-size-complex="11pt"/>
    </style:style>
    <style:style style:name="P6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 style:font-size-asian="11pt" style:font-size-complex="11pt"/>
    </style:style>
    <style:style style:name="P7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3c1fa"/>
    </style:style>
    <style:style style:name="P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3c1fa" style:font-size-asian="11pt" style:font-size-complex="11pt"/>
    </style:style>
    <style:style style:name="P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62444" style:font-size-asian="11pt" style:font-size-complex="11pt"/>
    </style:style>
    <style:style style:name="P1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c1e18" style:font-size-asian="11pt" style:font-size-complex="11pt"/>
    </style:style>
    <style:style style:name="P1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3dceb3" style:font-size-asian="11pt" style:font-size-complex="11pt"/>
    </style:style>
    <style:style style:name="P1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3c1fa" officeooo:paragraph-rsid="0043bda4" style:font-size-asian="11pt" style:font-size-complex="11pt"/>
    </style:style>
    <style:style style:name="P1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56b97" officeooo:paragraph-rsid="00356b97" style:font-size-asian="11pt" style:font-size-complex="11pt"/>
    </style:style>
    <style:style style:name="P1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792ec" officeooo:paragraph-rsid="003792ec" style:font-size-asian="11pt" style:font-size-complex="11pt"/>
    </style:style>
    <style:style style:name="P1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90b5b" officeooo:paragraph-rsid="00390b5b" style:font-size-asian="11pt" style:font-size-complex="11pt"/>
    </style:style>
    <style:style style:name="P1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90b5b" style:font-size-asian="11pt" style:font-size-complex="11pt"/>
    </style:style>
    <style:style style:name="P1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af3b0" officeooo:paragraph-rsid="003af3b0" style:font-size-asian="11pt" style:font-size-complex="11pt"/>
    </style:style>
    <style:style style:name="P1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bb012" style:font-size-asian="11pt" style:font-size-complex="11pt"/>
    </style:style>
    <style:style style:name="P1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bb012" officeooo:paragraph-rsid="003c1e18" style:font-size-asian="11pt" style:font-size-complex="11pt"/>
    </style:style>
    <style:style style:name="P2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c1e18" officeooo:paragraph-rsid="003c1e18" style:font-size-asian="11pt" style:font-size-complex="11pt"/>
    </style:style>
    <style:style style:name="P2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dceb3" officeooo:paragraph-rsid="003dceb3" style:font-size-asian="11pt" style:font-size-complex="11pt"/>
    </style:style>
    <style:style style:name="P2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e78eb" officeooo:paragraph-rsid="003e78eb" style:font-size-asian="11pt" style:font-size-complex="11pt"/>
    </style:style>
    <style:style style:name="P2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3fc5e4" officeooo:paragraph-rsid="003fc5e4" style:font-size-asian="11pt" style:font-size-complex="11pt"/>
    </style:style>
    <style:style style:name="P2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3bda4" officeooo:paragraph-rsid="0043bda4" style:font-size-asian="11pt" style:font-size-complex="11pt"/>
    </style:style>
    <style:style style:name="P2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24ae" officeooo:paragraph-rsid="004424ae" style:font-size-asian="11pt" style:font-size-complex="11pt"/>
    </style:style>
    <style:style style:name="P2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4b901" style:font-size-asian="11pt" style:font-size-complex="11pt"/>
    </style:style>
    <style:style style:name="P27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4b901" officeooo:paragraph-rsid="00462bc4" style:font-size-asian="11pt" style:font-size-complex="11pt"/>
    </style:style>
    <style:style style:name="P28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2bc4" officeooo:paragraph-rsid="00462bc4" style:font-size-asian="11pt" style:font-size-complex="11pt"/>
    </style:style>
    <style:style style:name="P29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6a1f5" officeooo:paragraph-rsid="0047d95e" style:font-size-asian="11pt" style:font-size-complex="11pt"/>
    </style:style>
    <style:style style:name="P30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7d95e" officeooo:paragraph-rsid="0047d95e" style:font-size-asian="11pt" style:font-size-complex="11pt"/>
    </style:style>
    <style:style style:name="P31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9a07" style:font-size-asian="11pt" style:font-size-complex="11pt"/>
    </style:style>
    <style:style style:name="P32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9a07" officeooo:paragraph-rsid="0049a907" style:font-size-asian="11pt" style:font-size-complex="11pt"/>
    </style:style>
    <style:style style:name="P33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a7909" style:font-size-asian="11pt" style:font-size-complex="11pt"/>
    </style:style>
    <style:style style:name="P34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a7909" officeooo:paragraph-rsid="004dcc75" style:font-size-asian="11pt" style:font-size-complex="11pt"/>
    </style:style>
    <style:style style:name="P35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b256b" officeooo:paragraph-rsid="004b256b" style:font-size-asian="11pt" style:font-size-complex="11pt"/>
    </style:style>
    <style:style style:name="P36" style:family="paragraph" style:parent-style-name="Standard">
      <style:paragraph-properties fo:margin-top="0in" fo:margin-bottom="0.0402in" style:contextual-spacing="false"/>
      <style:text-properties style:font-name="Corbel" fo:font-size="11pt" style:text-underline-style="none" officeooo:rsid="0049a907" officeooo:paragraph-rsid="0049a907" style:font-size-asian="11pt" style:font-size-complex="11pt"/>
    </style:style>
    <style:style style:name="P37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3c1fa"/>
    </style:style>
    <style:style style:name="P38" style:family="paragraph" style:parent-style-name="Standard">
      <style:paragraph-properties fo:margin-top="0in" fo:margin-bottom="0.0402in" style:contextual-spacing="false"/>
      <style:text-properties style:font-name="Corbel" fo:font-size="11pt" officeooo:rsid="0033c1fa" officeooo:paragraph-rsid="00356b97"/>
    </style:style>
    <style:style style:name="P39" style:family="paragraph" style:parent-style-name="Standard">
      <style:paragraph-properties fo:margin-top="0in" fo:margin-bottom="0.0402in" style:contextual-spacing="false"/>
      <style:text-properties style:font-name="Corbel" fo:font-size="11pt" officeooo:rsid="00356b97" officeooo:paragraph-rsid="00356b97"/>
    </style:style>
    <style:style style:name="P40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390b5b"/>
    </style:style>
    <style:style style:name="P41" style:family="paragraph" style:parent-style-name="Standard">
      <style:paragraph-properties fo:margin-top="0in" fo:margin-bottom="0.0402in" style:contextual-spacing="false"/>
      <style:text-properties style:font-name="Corbel" fo:font-size="11pt" officeooo:rsid="00390b5b" officeooo:paragraph-rsid="00390b5b"/>
    </style:style>
    <style:style style:name="P42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af3b0"/>
    </style:style>
    <style:style style:name="P43" style:family="paragraph" style:parent-style-name="Standard">
      <style:paragraph-properties fo:margin-top="0in" fo:margin-bottom="0.0402in" style:contextual-spacing="false"/>
      <style:text-properties style:font-name="Corbel" fo:font-size="11pt" officeooo:rsid="003af3b0" officeooo:paragraph-rsid="003bb012"/>
    </style:style>
    <style:style style:name="P44" style:family="paragraph" style:parent-style-name="Standard">
      <style:paragraph-properties fo:margin-top="0in" fo:margin-bottom="0.0402in" style:contextual-spacing="false"/>
      <style:text-properties style:font-name="Corbel" fo:font-size="11pt" officeooo:rsid="003bb012" officeooo:paragraph-rsid="003bb012"/>
    </style:style>
    <style:style style:name="P45" style:family="paragraph" style:parent-style-name="Standard">
      <style:paragraph-properties fo:margin-top="0in" fo:margin-bottom="0.0402in" style:contextual-spacing="false"/>
      <style:text-properties style:font-name="Corbel" fo:font-size="11pt" officeooo:rsid="003c1e18" officeooo:paragraph-rsid="003c1e18"/>
    </style:style>
    <style:style style:name="P46" style:family="paragraph" style:parent-style-name="Standard">
      <style:paragraph-properties fo:margin-top="0in" fo:margin-bottom="0.0402in" style:contextual-spacing="false"/>
      <style:text-properties style:font-name="Corbel" fo:font-size="11pt" officeooo:paragraph-rsid="004a7909"/>
    </style:style>
    <style:style style:name="P4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6a1f5" style:font-size-asian="11pt" style:font-size-complex="11pt"/>
    </style:style>
    <style:style style:name="P4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7d95e" style:font-size-asian="11pt" style:font-size-complex="11pt"/>
    </style:style>
    <style:style style:name="P4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a1f5" officeooo:paragraph-rsid="004dcc75" style:font-size-asian="11pt" style:font-size-complex="11pt"/>
    </style:style>
    <style:style style:name="P5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dcc75" officeooo:paragraph-rsid="004dcc75" style:font-size-asian="11pt" style:font-size-complex="11pt"/>
    </style:style>
    <style:style style:name="P5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62bc4" officeooo:paragraph-rsid="00462bc4" style:font-size-asian="11pt" style:font-size-complex="11pt"/>
    </style:style>
    <style:style style:name="P5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7d95e" officeooo:paragraph-rsid="0047d95e" style:font-size-asian="11pt" style:font-size-complex="11pt"/>
    </style:style>
    <style:style style:name="P5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99a07" style:font-size-asian="11pt" style:font-size-complex="11pt"/>
    </style:style>
    <style:style style:name="P5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4dcc75" style:font-size-asian="11pt" style:font-size-complex="11pt"/>
    </style:style>
    <style:style style:name="P5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4a7909" officeooo:paragraph-rsid="004dcc75" style:font-size-asian="11pt" style:font-size-complex="11pt"/>
    </style:style>
    <style:style style:name="P5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0d097" officeooo:paragraph-rsid="0050d097" style:font-size-asian="11pt" style:font-size-complex="11pt"/>
    </style:style>
    <style:style style:name="P5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2ae73" style:font-size-asian="11pt" style:font-size-complex="11pt"/>
    </style:style>
    <style:style style:name="P5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3f81e" style:font-size-asian="11pt" style:font-size-complex="11pt"/>
    </style:style>
    <style:style style:name="P6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3f81e" officeooo:paragraph-rsid="0055590c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5a197" officeooo:paragraph-rsid="0055a197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0d097" officeooo:paragraph-rsid="0050d097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italic" style:text-underline-style="none" fo:font-weight="normal" officeooo:rsid="0055590c" officeooo:paragraph-rsid="0055590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6e93b" officeooo:paragraph-rsid="0056e93b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8fd8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8fd80" officeooo:paragraph-rsid="005aaa8b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aaa8b" officeooo:paragraph-rsid="005aaa8b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bbd77" officeooo:paragraph-rsid="005c3835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c8bbf" officeooo:paragraph-rsid="005c8bbf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d922a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d922a" officeooo:paragraph-rsid="005f0596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6044b9" officeooo:paragraph-rsid="006044b9" style:font-size-asian="11pt" style:font-style-asian="italic" style:font-size-complex="11pt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size-asian="11pt" style:font-size-complex="11pt"/>
    </style:style>
    <style:style style:name="T3" style:family="text">
      <style:text-properties style:text-underline-style="none" officeooo:rsid="0033c1fa" style:font-size-asian="11pt" style:font-size-complex="11pt"/>
    </style:style>
    <style:style style:name="T4" style:family="text">
      <style:text-properties style:text-underline-style="none" officeooo:rsid="00356b97" style:font-size-asian="11pt" style:font-size-complex="11pt"/>
    </style:style>
    <style:style style:name="T5" style:family="text">
      <style:text-properties style:text-underline-style="none" officeooo:rsid="00390b5b" style:font-size-asian="11pt" style:font-size-complex="11pt"/>
    </style:style>
    <style:style style:name="T6" style:family="text">
      <style:text-properties style:text-underline-style="none" officeooo:rsid="003af3b0" style:font-size-asian="11pt" style:font-size-complex="11pt"/>
    </style:style>
    <style:style style:name="T7" style:family="text">
      <style:text-properties style:text-underline-style="none" officeooo:rsid="003bb012" style:font-size-asian="11pt" style:font-size-complex="11pt"/>
    </style:style>
    <style:style style:name="T8" style:family="text">
      <style:text-properties style:text-underline-style="none" officeooo:rsid="004a7909" style:font-size-asian="11pt" style:font-size-complex="11pt"/>
    </style:style>
    <style:style style:name="T9" style:family="text">
      <style:text-properties style:text-underline-style="none" officeooo:rsid="00426647"/>
    </style:style>
    <style:style style:name="T10" style:family="text">
      <style:text-properties officeooo:rsid="0033c1fa"/>
    </style:style>
    <style:style style:name="T11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style:font-size-asian="11pt" style:font-size-complex="11pt"/>
    </style:style>
    <style:style style:name="T12" style:family="text">
      <style:text-properties fo:font-variant="normal" fo:text-transform="none" fo:color="#202124" loext:opacity="100%" fo:letter-spacing="normal" fo:language="mt" fo:country="MT" fo:font-style="normal" style:text-underline-style="none" fo:font-weight="normal" officeooo:rsid="0033c1fa" style:font-size-asian="11pt" style:font-size-complex="11pt"/>
    </style:style>
    <style:style style:name="T13" style:family="text">
      <style:text-properties fo:font-variant="normal" fo:text-transform="none" fo:color="#202124" loext:opacity="100%" fo:letter-spacing="normal" fo:language="en" fo:country="US" fo:font-style="normal" fo:font-weight="normal"/>
    </style:style>
    <style:style style:name="T14" style:family="text">
      <style:text-properties fo:font-variant="normal" fo:text-transform="none" fo:color="#202124" loext:opacity="100%" fo:letter-spacing="normal" fo:language="en" fo:country="US" fo:font-style="normal" fo:font-weight="normal" officeooo:rsid="00462bc4"/>
    </style:style>
    <style:style style:name="T15" style:family="text">
      <style:text-properties fo:font-variant="normal" fo:text-transform="none" fo:color="#202124" loext:opacity="100%" fo:letter-spacing="normal" fo:language="en" fo:country="US" fo:font-style="normal" fo:font-weight="normal" officeooo:rsid="0044b901"/>
    </style:style>
    <style:style style:name="T16" style:family="text">
      <style:text-properties fo:font-variant="normal" fo:text-transform="none" fo:color="#202124" loext:opacity="100%" fo:letter-spacing="normal" fo:language="en" fo:country="US" fo:font-style="normal" fo:font-weight="normal" officeooo:rsid="0047d95e"/>
    </style:style>
    <style:style style:name="T17" style:family="text">
      <style:text-properties fo:font-variant="normal" fo:text-transform="none" fo:color="#202124" loext:opacity="100%" fo:letter-spacing="normal" fo:language="en" fo:country="US" fo:font-style="normal" fo:font-weight="normal" officeooo:rsid="004978ab"/>
    </style:style>
    <style:style style:name="T18" style:family="text">
      <style:text-properties fo:font-variant="normal" fo:text-transform="none" fo:color="#202124" loext:opacity="100%" fo:letter-spacing="normal" fo:language="en" fo:country="US" fo:font-style="normal" style:text-underline-style="none" fo:font-weight="normal" officeooo:rsid="004a7909" style:font-size-asian="11pt" style:font-size-complex="11pt"/>
    </style:style>
    <style:style style:name="T19" style:family="text">
      <style:text-properties fo:font-variant="normal" fo:text-transform="none" fo:color="#111111" loext:opacity="100%" fo:letter-spacing="normal" fo:font-style="normal" style:text-underline-style="none" fo:font-weight="normal" officeooo:rsid="00390b5b" style:font-size-asian="11pt" style:font-size-complex="11pt"/>
    </style:style>
    <style:style style:name="T20" style:family="text">
      <style:text-properties officeooo:rsid="003792ec"/>
    </style:style>
    <style:style style:name="T21" style:family="text">
      <style:text-properties officeooo:rsid="00390b5b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30bd8b"/>
    </style:style>
    <style:style style:name="T24" style:family="text">
      <style:text-properties officeooo:rsid="00426647"/>
    </style:style>
    <style:style style:name="T25" style:family="text">
      <style:text-properties officeooo:rsid="0043bda4"/>
    </style:style>
    <style:style style:name="T26" style:family="text">
      <style:text-properties officeooo:rsid="004424ae"/>
    </style:style>
    <style:style style:name="T27" style:family="text">
      <style:text-properties officeooo:rsid="0049a907"/>
    </style:style>
    <style:style style:name="T28" style:family="text">
      <style:text-properties officeooo:rsid="004a7909"/>
    </style:style>
    <style:style style:name="T29" style:family="text">
      <style:text-properties officeooo:rsid="0050d097"/>
    </style:style>
    <style:style style:name="T30" style:family="text">
      <style:text-properties style:font-style-asian="italic" style:font-style-complex="italic"/>
    </style:style>
    <style:style style:name="T31" style:family="text">
      <style:text-properties officeooo:rsid="0054decc"/>
    </style:style>
    <style:style style:name="T32" style:family="text">
      <style:text-properties officeooo:rsid="0055590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6e93b"/>
    </style:style>
    <style:style style:name="T35" style:family="text">
      <style:text-properties officeooo:rsid="0052ae73"/>
    </style:style>
    <style:style style:name="T36" style:family="text">
      <style:text-properties officeooo:rsid="005aaa8b"/>
    </style:style>
    <style:style style:name="T37" style:family="text">
      <style:text-properties officeooo:rsid="005bbd77"/>
    </style:style>
    <style:style style:name="T38" style:family="text">
      <style:text-properties officeooo:rsid="005c3835"/>
    </style:style>
    <style:style style:name="T39" style:family="text">
      <style:text-properties officeooo:rsid="005d922a"/>
    </style:style>
    <style:style style:name="T40" style:family="text">
      <style:text-properties officeooo:rsid="005f0596"/>
    </style:style>
    <style:style style:name="T41" style:family="text">
      <style:text-properties fo:font-size="10pt" officeooo:rsid="005f0596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C</text:span><text:span text:style-name="T22">hapter 2</text:span></text:p>
      <text:p text:style-name="P3"/>
      <text:p text:style-name="P1"><text:span text:style-name="T23">Greet and introduce <text:s/>- <text:s/>B</text:span><text:span text:style-name="T22">egrüßen und </text:span><text:span text:style-name="T23">v</text:span><text:span text:style-name="T22">orstellen</text:span></text:p>
      <text:p text:style-name="P4"/>
      <text:p text:style-name="P4"/>
      <text:p text:style-name="P5">Guten tag!<text:tab/><text:tab/><text:tab/>Good day!</text:p>
      <text:p text:style-name="P5">Guten Morgen!<text:tab/><text:tab/><text:tab/>Good Morning!</text:p>
      <text:p text:style-name="P5">Guten Abend!<text:tab/><text:tab/><text:tab/>Good Evening!</text:p>
      <text:p text:style-name="P5"/>
      <text:p text:style-name="P5">Auf Wiedersehen!<text:tab/><text:tab/>Good bye!<text:tab/><text:span text:style-name="T24">[ awf <text:s/>fvida-zen ]</text:span><text:tab/><text:tab/></text:p>
      <text:p text:style-name="P5">Tsch<text:span text:style-name="T1">üss!<text:tab/><text:tab/><text:tab/>Bye!<text:tab/><text:tab/></text:span><text:span text:style-name="T9">[ cus ]</text:span></text:p>
      <text:p text:style-name="P5"/>
      <text:p text:style-name="P5">Der Tag</text:p>
      <text:p text:style-name="P5">Der Morgen</text:p>
      <text:p text:style-name="P5">Der Abend</text:p>
      <text:p text:style-name="P5"/>
      <text:p text:style-name="P5">übung<text:tab/><text:tab/><text:span text:style-name="T10">[q-bon]<text:tab/><text:tab/>Exercise</text:span></text:p>
      <text:p text:style-name="P6">lösung<text:tab/><text:tab/>[Lu-son]<text:tab/>Solution</text:p>
      <text:p text:style-name="P6"/>
      <text:p text:style-name="P6"/>
      <text:p text:style-name="P6">_________________________________________________________________________________________________</text:p>
      <text:p text:style-name="P6"/>
      <text:p text:style-name="P6"/>
      <text:p text:style-name="P6">Mein name ist Sandra<text:tab/><text:tab/></text:p>
      <text:p text:style-name="P6"/>
      <text:p text:style-name="P7"><text:span text:style-name="T3">Und wie heißt du?<text:tab/><text:tab/><text:tab/><text:tab/><text:tab/><text:tab/><text:tab/><text:tab/>heißt<text:tab/><text:tab/>[</text:span><text:bookmark text:name="tw-target-text"/><text:span text:style-name="T12">ħaj</text:span><text:span text:style-name="T3">st]</text:span></text:p>
      <text:p text:style-name="P8"/>
      <text:p text:style-name="P8"/>
      <text:p text:style-name="P37"><text:span text:style-name="T2">Hallo, ich heiße Sandra.<text:tab/>Hello, I am called Sandra<text:tab/><text:tab/><text:tab/> heiße<text:tab/><text:tab/>[</text:span><text:span text:style-name="T11">ħajse</text:span><text:span text:style-name="T2">]</text:span></text:p>
      <text:p text:style-name="P8"/>
      <text:p text:style-name="P8">Und wie heißt du?</text:p>
      <text:p text:style-name="P8"/>
      <text:p text:style-name="P37"><text:span text:style-name="T2"><text:tab/><text:tab/><text:tab/><text:tab/><text:tab/><text:tab/><text:tab/><text:tab/><text:tab/><text:tab/>heißen<text:tab/><text:tab/>[</text:span><text:span text:style-name="T11">ħajsen</text:span><text:span text:style-name="T2">]</text:span></text:p>
      <text:p text:style-name="P8"><text:tab/><text:tab/><text:tab/><text:tab/><text:tab/><text:tab/><text:tab/><text:tab/><text:tab/><text:tab/>to be called</text:p>
      <text:p text:style-name="P8"/>
      <text:p text:style-name="P37">Guten Tag! Ich <text:span text:style-name="T2">heiße Sandra Salajic</text:span></text:p>
      <text:p text:style-name="P8">Und wie heißen Sie?<text:tab/><text:tab/><text:tab/><text:tab/></text:p>
      <text:p text:style-name="P8"/>
      <text:p text:style-name="P8">Sie <text:tab/><text:tab/><text:tab/>( used in formal situation )</text:p>
      <text:p text:style-name="P8"/>
      <text:p text:style-name="P8"/>
      <text:p text:style-name="P8">Guten Tag! <text:s/><text:tab/><text:tab/>Mein Name ist Sandra Salajic.</text:p>
      <text:p text:style-name="P38"><text:span text:style-name="T2"><text:tab/><text:tab/><text:tab/>Und wie <text:s/>heiße</text:span><text:span text:style-name="T4">n Sie?</text:span></text:p>
      <text:p text:style-name="P13"/>
      <text:p text:style-name="P13"/>
      <text:p text:style-name="P13">Name, <text:tab/> name<text:tab/><text:tab/>Vorname, <text:s/>first name<text:tab/><text:tab/>Nachname, <text:s/>last name</text:p>
      <text:p text:style-name="P13"/>
      <text:p text:style-name="P13"><text:soft-page-break/>Mein name ist Sandra.<text:tab/>My name is Sandra.</text:p>
      <text:p text:style-name="P13"/>
      <text:p text:style-name="P13">Und wie ist dein Name?<text:tab/>And what is your name?<text:tab/><text:tab/>Dein <text:tab/>[dajn]<text:tab/>your</text:p>
      <text:p text:style-name="P13"/>
      <text:p text:style-name="P13"/>
      <text:p text:style-name="P39"><text:span text:style-name="T2">Ich <text:s/></text:span><text:span text:style-name="T3">heiße </text:span><text:span text:style-name="T2">Sandra.<text:tab/><text:tab/>I am called Sandra.<text:tab/><text:tab/><text:tab/>Ich <text:tab/>[iihx]<text:tab/>I</text:span></text:p>
      <text:p text:style-name="P13"/>
      <text:p text:style-name="P13"/>
      <text:p text:style-name="P39"><text:span text:style-name="T2">Wie </text:span><text:span text:style-name="T3">heiße</text:span><text:span text:style-name="T2">n Sie?<text:tab/><text:tab/>What are you called?<text:tab/><text:tab/><text:tab/>Wie<text:tab/>[vi]<text:tab/>how<text:tab/></text:span></text:p>
      <text:p text:style-name="P13"/>
      <text:p text:style-name="P9">_______________________________________________________________________________________________</text:p>
      <text:p text:style-name="P9"/>
      <text:p text:style-name="P14">Wer bist du?<text:tab/><text:tab/><text:tab/>Who are you?<text:tab/><text:tab/><text:tab/><text:tab/>[ ver bist du? ]<text:tab/></text:p>
      <text:p text:style-name="P14"/>
      <text:p text:style-name="P14">Ich bin Peter<text:tab/><text:tab/><text:tab/>I am Peter</text:p>
      <text:p text:style-name="P14"/>
      <text:p text:style-name="P14"/>
      <text:p text:style-name="P14">Hello Peter</text:p>
      <text:p text:style-name="P14">Hallo Leute!<text:tab/><text:tab/><text:tab/>Hello guys!<text:tab/><text:tab/><text:tab/><text:tab/>[ lojte ]</text:p>
      <text:p text:style-name="P14"/>
      <text:p text:style-name="P14"/>
      <text:p text:style-name="P14">Wer sind Sie?<text:tab/><text:tab/><text:tab/>[ ver zind zi? ]</text:p>
      <text:p text:style-name="P14"/>
      <text:p text:style-name="P14">Ich bin Her Heier<text:tab/><text:tab/>I am <text:span text:style-name="T21">M</text:span>r. Meier<text:tab/><text:tab/><text:tab/><text:tab/>[ iihx bin her Maya ]</text:p>
      <text:p text:style-name="P14"/>
      <text:p text:style-name="P15">Ich bin Frau Wei<text:span text:style-name="T10">ß<text:tab/><text:tab/></text:span>I am Ms. <text:s/>Wei<text:span text:style-name="T10">ß<text:tab/><text:tab/><text:tab/></text:span>[ <text:span text:style-name="T20">iihx bin </text:span>fraw Vajss ]</text:p>
      <text:p text:style-name="P15"/>
      <text:p text:style-name="P15"/>
      <text:p text:style-name="P15">der Herr<text:tab/><text:tab/><text:tab/>Mr</text:p>
      <text:p text:style-name="P15"/>
      <text:p text:style-name="P15">Die Frau<text:tab/><text:tab/><text:tab/>Ms <text:s/>or <text:s/>woman <text:s/>or <text:s text:c="2"/>wife</text:p>
      <text:p text:style-name="P15"/>
      <text:p text:style-name="P15"/>
      <text:p text:style-name="P15"/>
      <text:p text:style-name="P15">Wer ist du?<text:tab/><text:tab/><text:tab/>Who is this?</text:p>
      <text:p text:style-name="P15"/>
      <text:p text:style-name="P15">Das ist Frau Honecke<text:tab/><text:tab/>That’s Ms. Honecke.<text:tab/><text:tab/><text:tab/>[ Honeka ]</text:p>
      <text:p text:style-name="P15"/>
      <text:p text:style-name="P40"><text:span text:style-name="T5">Das ist Herr S</text:span><text:span text:style-name="T19">ä</text:span><text:span text:style-name="T5">nger<text:tab/><text:tab/>That’s Mr. S</text:span><text:span text:style-name="T19">ä</text:span><text:span text:style-name="T5">nger<text:tab/><text:tab/><text:tab/>[ Zanger ]</text:span></text:p>
      <text:p text:style-name="P15"/>
      <text:p text:style-name="P15"/>
      <text:p text:style-name="P15">Wer ist das?<text:tab/><text:tab/><text:tab/>Who is this?</text:p>
      <text:p text:style-name="P15"/>
      <text:p text:style-name="P41"><text:span text:style-name="T2">Ich wei</text:span><text:span text:style-name="T3">ß </text:span><text:span text:style-name="T6">nicht.<text:tab/><text:tab/><text:tab/>I don’t know.<text:tab/><text:tab/><text:tab/><text:tab/>[ iihxx <text:s/>vajss <text:s/>niht ]</text:span></text:p>
      <text:p text:style-name="P16"/>
      <text:p text:style-name="P42"><text:span text:style-name="T2">Wie hei</text:span><text:span text:style-name="T3">ß</text:span><text:span text:style-name="T2">t du?<text:tab/><text:tab/><text:tab/>What are you called?</text:span></text:p>
      <text:p text:style-name="P17"/>
      <text:p text:style-name="P42"><text:soft-page-break/><text:span text:style-name="T2">Ich hei</text:span><text:span text:style-name="T3">ß</text:span><text:span text:style-name="T2">e Nicolas.<text:tab/><text:tab/>I am called Nicolas.</text:span></text:p>
      <text:p text:style-name="P17"/>
      <text:p text:style-name="P17"/>
      <text:p text:style-name="P43"><text:span text:style-name="T2">Wir </text:span><text:span text:style-name="T7">hei</text:span><text:span text:style-name="T3">ß</text:span><text:span text:style-name="T7">en Sie?<text:tab/><text:tab/><text:tab/>What are you called? (formal)</text:span></text:p>
      <text:p text:style-name="P18"/>
      <text:p text:style-name="P44"><text:span text:style-name="T2">Ich </text:span><text:span text:style-name="T6"><text:s/></text:span><text:span text:style-name="T2">hei</text:span><text:span text:style-name="T3">ß</text:span><text:span text:style-name="T2">e Nicolas.</text:span></text:p>
      <text:p text:style-name="P18"/>
      <text:p text:style-name="P18"/>
      <text:p text:style-name="P18">Wie ist dein Name?<text:tab/><text:tab/>What is your name?</text:p>
      <text:p text:style-name="P18"/>
      <text:p text:style-name="P18">Mein Name ist Nicolas.<text:tab/><text:tab/>My name is Nicolas.</text:p>
      <text:p text:style-name="P18"/>
      <text:p text:style-name="P18"/>
      <text:p text:style-name="P18">Wie bist du?<text:tab/><text:tab/><text:tab/>Who are you?</text:p>
      <text:p text:style-name="P18"/>
      <text:p text:style-name="P18">Ich bin Emma.<text:tab/><text:tab/><text:tab/>I am Emma.</text:p>
      <text:p text:style-name="P18"/>
      <text:p text:style-name="P18"/>
      <text:p text:style-name="P45"><text:span text:style-name="T2">Wer sind Sie?<text:tab/><text:tab/><text:tab/></text:span><text:span text:style-name="T7">Who are you? </text:span><text:span text:style-name="T2">( formal )</text:span></text:p>
      <text:p text:style-name="P20"/>
      <text:p text:style-name="P19">Ich bin Emma.</text:p>
      <text:p text:style-name="P19"/>
      <text:p text:style-name="P19"/>
      <text:p text:style-name="P20">Wer ist das?<text:tab/><text:tab/> <text:tab/>Who is this?</text:p>
      <text:p text:style-name="P20"/>
      <text:p text:style-name="P20">Das ist Frau Müller<text:tab/><text:tab/>[ Mulla ]</text:p>
      <text:p text:style-name="P20"/>
      <text:p text:style-name="P20"/>
      <text:p text:style-name="P20">Wer ist das?</text:p>
      <text:p text:style-name="P20"/>
      <text:p text:style-name="P45"><text:span text:style-name="T2">Das ist Herr Wei</text:span><text:span text:style-name="T3">ß<text:tab/><text:tab/></text:span><text:span text:style-name="T2">[ Vajss ]</text:span></text:p>
      <text:p text:style-name="P10"/>
      <text:p text:style-name="P10"/>
      <text:p text:style-name="P20">der Mann</text:p>
      <text:p text:style-name="P45"><text:span text:style-name="T2">die Frau</text:span><text:span text:style-name="T3"><text:tab/><text:tab/><text:tab/></text:span></text:p>
      <text:p text:style-name="P18"/>
      <text:p text:style-name="P18"/>
      <text:p text:style-name="P11">_________________________________________________________________________________________________</text:p>
      <text:p text:style-name="P11"/>
      <text:p text:style-name="P11"/>
      <text:p text:style-name="P21">Wie gehts?<text:tab/><text:tab/>How’s it going?</text:p>
      <text:p text:style-name="P21"/>
      <text:p text:style-name="P21">Gut.<text:tab/><text:tab/><text:tab/>Good.</text:p>
      <text:p text:style-name="P21">Sehr gut.<text:tab/><text:tab/>Very good.</text:p>
      <text:p text:style-name="P21"/>
      <text:p text:style-name="P21">Prima.<text:tab/><text:tab/><text:tab/>Greate.</text:p>
      <text:p text:style-name="P21">Soper.<text:tab/><text:tab/><text:tab/>Greate.</text:p>
      <text:p text:style-name="P21"><text:soft-page-break/></text:p>
      <text:p text:style-name="P21">Schlecht.<text:tab/><text:tab/><text:tab/><text:tab/><text:tab/>Bad.</text:p>
      <text:p text:style-name="P21">[ x-le-xt ]</text:p>
      <text:p text:style-name="P21"/>
      <text:p text:style-name="P21">Sehr schlecht.<text:tab/><text:tab/><text:tab/><text:tab/><text:tab/>Very bad.</text:p>
      <text:p text:style-name="P21"/>
      <text:p text:style-name="P21">So-so<text:tab/><text:tab/><text:tab/><text:tab/><text:tab/><text:tab/>So so.</text:p>
      <text:p text:style-name="P21"/>
      <text:p text:style-name="P22">Gut, und wie geht es dir?<text:tab/><text:tab/><text:tab/>Good, and how are you?<text:tab/><text:span text:style-name="T25">[ gut <text:s/>und vi <text:s/>get is dia ]</text:span></text:p>
      <text:p text:style-name="P22"/>
      <text:p text:style-name="P22">Nicht schlecht, und dir?<text:tab/><text:tab/><text:tab/><text:tab/>Not bad , and you?</text:p>
      <text:p text:style-name="P22"/>
      <text:p text:style-name="P22">Gehts <text:tab/> = <text:s text:c="4"/>es geht</text:p>
      <text:p text:style-name="P22"/>
      <text:p text:style-name="P22">Wie gehts?<text:tab/><text:tab/><text:tab/><text:tab/><text:tab/>How’s it going?<text:tab/></text:p>
      <text:p text:style-name="P22">Es geht.<text:tab/><text:tab/><text:tab/><text:tab/><text:tab/>Is going.</text:p>
      <text:p text:style-name="P22"/>
      <text:p text:style-name="P22">Wie geht es Ihnen?<text:tab/><text:tab/><text:tab/><text:tab/>How are you?<text:tab/><text:tab/><text:tab/><text:tab/>( Formal )</text:p>
      <text:p text:style-name="P22"/>
      <text:p text:style-name="P22">Wie geht?</text:p>
      <text:p text:style-name="P22">Gut, danke.</text:p>
      <text:p text:style-name="P22"/>
      <text:p text:style-name="P22">Wie geht es dir?</text:p>
      <text:p text:style-name="P22">Sehr gut, und dir?</text:p>
      <text:p text:style-name="P22"/>
      <text:p text:style-name="P22">Wie geht es Ihnen?</text:p>
      <text:p text:style-name="P22">Prima, danke!</text:p>
      <text:p text:style-name="P22"/>
      <text:p text:style-name="P22"/>
      <text:p text:style-name="P23">Hallo!</text:p>
      <text:p text:style-name="P23">Hallo! Wie gehts?</text:p>
      <text:p text:style-name="P23">Super, danke! Und dir?</text:p>
      <text:p text:style-name="P23">Nicht schlecht. Wie hei<text:span text:style-name="T10">ß</text:span>t du?</text:p>
      <text:p text:style-name="P23">Ich hei<text:span text:style-name="T10">ß</text:span>e Tim. Und du?</text:p>
      <text:p text:style-name="P23">Mein Name ist Nina.</text:p>
      <text:p text:style-name="P23"/>
      <text:p text:style-name="P23"/>
      <text:p text:style-name="P23">Gute Morgen!</text:p>
      <text:p text:style-name="P23">Gutr Morgen!<text:tab/>Wie hei<text:span text:style-name="T10">ß</text:span>en Sie?</text:p>
      <text:p text:style-name="P23">Mein Name ist Olga Meiz. Und wie hei<text:span text:style-name="T10">ß</text:span>en Sie? <text:tab/><text:tab/>[ m-aj-tz ]</text:p>
      <text:p text:style-name="P23">Ich bin Herr Gruber. Wie geht es Ihnen?<text:tab/><text:tab/><text:tab/>[ gruba ]</text:p>
      <text:p text:style-name="P23">Prima, danke! Und wie geht es Ihnen?</text:p>
      <text:p text:style-name="P23">Auch sehr gut!<text:tab/><text:tab/><text:tab/><text:tab/><text:tab/><text:tab/><text:tab/>[ AWh ]</text:p>
      <text:p text:style-name="P23"/>
      <text:p text:style-name="P23"/>
      <text:p text:style-name="P12">_________________________________________________________________________________________________</text:p>
      <text:p text:style-name="P12"/>
      <text:p text:style-name="P24"><text:soft-page-break/><text:span text:style-name="T33">Wer?</text:span><text:tab/><text:tab/>Who? <text:tab/><text:tab/><text:tab/>[ v-eea ]</text:p>
      <text:p text:style-name="P24"/>
      <text:p text:style-name="P24"><text:span text:style-name="T33">Wie?<text:tab/></text:span><text:tab/>How?<text:tab/><text:tab/><text:tab/>[ v-ii ]</text:p>
      <text:p text:style-name="P24"/>
      <text:p text:style-name="P24"><text:span text:style-name="T33">Woher?<text:tab/></text:span><text:tab/>Where from?<text:tab/><text:tab/>[ wo-her ]</text:p>
      <text:p text:style-name="P24"/>
      <text:p text:style-name="P24"><text:span text:style-name="T33">Wo?<text:tab/></text:span><text:tab/>Where?<text:tab/><text:tab/><text:tab/>[ vo ]</text:p>
      <text:p text:style-name="P24"/>
      <text:p text:style-name="P24"><text:span text:style-name="T33">Was?</text:span> <text:tab/><text:tab/>What?<text:tab/><text:tab/><text:tab/>[ vas ]</text:p>
      <text:p text:style-name="P24"/>
      <text:p text:style-name="P24"/>
      <text:p text:style-name="P24">Wer ist das?<text:tab/><text:tab/><text:tab/><text:tab/>Who is that?</text:p>
      <text:p text:style-name="P24"/>
      <text:p text:style-name="P24">Wer kommt zur Party?<text:tab/><text:tab/><text:tab/>Who is coming to the party?</text:p>
      <text:p text:style-name="P24"/>
      <text:p text:style-name="P24"><text:span text:style-name="T26">k</text:span>ommt<text:tab/><text:tab/><text:tab/><text:tab/><text:tab/>comes<text:tab/><text:tab/><text:tab/>[ komt ]</text:p>
      <text:p text:style-name="P25">zur<text:tab/><text:tab/><text:tab/><text:tab/><text:tab/>to the<text:tab/><text:tab/><text:tab/>[ zqu ]</text:p>
      <text:p text:style-name="P25"/>
      <text:p text:style-name="P25"/>
      <text:p text:style-name="P25"/>
      <text:p text:style-name="P25">Wie gehts?<text:tab/><text:tab/><text:tab/><text:tab/>How it’s going? / <text:s/>How are you?<text:tab/></text:p>
      <text:p text:style-name="P26"/>
      <text:p text:style-name="P25">gehen<text:tab/><text:tab/><text:tab/><text:tab/><text:tab/>going<text:tab/><text:tab/><text:tab/><text:tab/><text:tab/><text:tab/><text:tab/>[ gen ]</text:p>
      <text:p text:style-name="P25"/>
      <text:p text:style-name="P26">Wie heißt du?<text:tab/><text:tab/><text:tab/><text:tab/>How are you called / What's your name?<text:tab/><text:tab/>[ vi <text:s/>hisst du ]</text:p>
      <text:p text:style-name="P26"/>
      <text:p text:style-name="P26"/>
      <text:p text:style-name="P26"/>
      <text:p text:style-name="P26"/>
      <text:p text:style-name="P27">Woher kommst du?<text:tab/><text:tab/><text:tab/>Where are you from? / <text:span text:style-name="T13">Where do you come from?</text:span></text:p>
      <text:p text:style-name="P27"><text:span text:style-name="T13"><text:tab/><text:tab/><text:tab/><text:tab/><text:tab/><text:tab/><text:tab/><text:tab/><text:tab/><text:tab/><text:tab/><text:tab/></text:span><text:span text:style-name="T14">[ vo-her kom-st du ]</text:span></text:p>
      <text:p text:style-name="P51"/>
      <text:p text:style-name="P28"><text:span text:style-name="T13">Woher kommen Sie?<text:tab/><text:tab/><text:tab/></text:span><text:span text:style-name="T15">Where are you from? </text:span><text:span text:style-name="T13">{ formal }<text:tab/><text:tab/><text:tab/><text:tab/>[ vo-her kom-men zi ]</text:span></text:p>
      <text:p text:style-name="P51"/>
      <text:p text:style-name="P51"/>
      <text:p text:style-name="P51"/>
      <text:p text:style-name="P51"/>
      <text:p text:style-name="P47">Wo bist du?<text:tab/><text:tab/><text:tab/><text:tab/>Where are you?</text:p>
      <text:p text:style-name="P47"/>
      <text:p text:style-name="P47">Wo liegt Berlin?<text:tab/><text:tab/><text:tab/>Where is Berlin?<text:tab/><text:tab/><text:tab/>[ Vo <text:s/>ligt <text:s/>Berlin]</text:p>
      <text:p text:style-name="P47"/>
      <text:p text:style-name="P47"/>
      <text:p text:style-name="P47"/>
      <text:p text:style-name="P47">Was ist das?<text:tab/><text:tab/><text:tab/><text:tab/>What is that?<text:tab/><text:tab/><text:tab/><text:tab/>[ Vas ist <text:s/>das ]</text:p>
      <text:p text:style-name="P47"/>
      <text:p text:style-name="P47">Was machst du?<text:tab/><text:tab/><text:tab/>What are you doing?<text:tab/><text:tab/><text:tab/>[ Vas maħst du? ]</text:p>
      <text:p text:style-name="P47">machst<text:tab/><text:tab/><text:tab/><text:tab/><text:tab/>do</text:p>
      <text:p text:style-name="P47"><text:soft-page-break/>Wie bitte?<text:tab/><text:tab/><text:tab/><text:tab/>Excuse me? / I'm sorry, what?<text:tab/><text:tab/>[ vi <text:s/>bitt-qe ]</text:p>
      <text:p text:style-name="P47"/>
      <text:p text:style-name="P47">bitte<text:tab/><text:tab/><text:tab/><text:tab/><text:tab/>please</text:p>
      <text:p text:style-name="P51"/>
      <text:p text:style-name="P51"/>
      <text:p text:style-name="P47">falsche<text:tab/><text:tab/><text:tab/><text:tab/><text:tab/>fasle <text:tab/><text:tab/><text:tab/><text:tab/><text:tab/>[ fal-x-qe ]</text:p>
      <text:p text:style-name="P47"/>
      <text:p text:style-name="P47"/>
      <text:p text:style-name="P48"/>
      <text:p text:style-name="P47"/>
      <text:p text:style-name="P30"><text:span text:style-name="T13">freund<text:tab/><text:tab/><text:tab/><text:tab/><text:tab/>friend {masculien}<text:tab/><text:tab/><text:tab/>[ f-ro-oj-n</text:span><text:span text:style-name="T17">t</text:span><text:span text:style-name="T13"> ]</text:span></text:p>
      <text:p text:style-name="P52"/>
      <text:p text:style-name="P52">freundin<text:tab/><text:tab/><text:tab/><text:tab/>friend {feminine}<text:tab/><text:tab/><text:tab/>[ f-ro-ojn-din ]<text:tab/></text:p>
      <text:p text:style-name="P52"/>
      <text:p text:style-name="P29"><text:span text:style-name="T13">freunde<text:tab/><text:tab/><text:tab/><text:tab/>friends<text:tab/></text:span><text:span text:style-name="T16">{masculien}</text:span><text:span text:style-name="T13"><text:tab/><text:tab/><text:tab/>[ f-ro-oj-de ]</text:span></text:p>
      <text:p text:style-name="P48"/>
      <text:p text:style-name="P52">freundin<text:tab/><text:tab/><text:tab/><text:tab/>friends {feminine}<text:tab/><text:tab/><text:tab/>[ f-ro-ojn-din-in ]</text:p>
      <text:p text:style-name="P52"/>
      <text:p text:style-name="P52"/>
      <text:p text:style-name="P53">_________________________________________________________________________________________________</text:p>
      <text:p text:style-name="P47"/>
      <text:p text:style-name="P47"/>
      <text:p text:style-name="P24"/>
      <text:p text:style-name="P31">Wer ist das?<text:tab/><text:tab/><text:tab/><text:tab/>Who is that?<text:tab/><text:tab/><text:tab/><text:tab/>[ ver ist das ]</text:p>
      <text:p text:style-name="P31"/>
      <text:p text:style-name="P31">Das ist Leonardo Di Caprio</text:p>
      <text:p text:style-name="P31"/>
      <text:p text:style-name="P31"/>
      <text:p text:style-name="P31">Ein Man<text:tab/><text:tab/><text:tab/><text:tab/>A men<text:tab/><text:tab/><text:tab/><text:tab/><text:tab/>[ ajn <text:s/>Mann ]</text:p>
      <text:p text:style-name="P31"/>
      <text:p text:style-name="P31">Eine Frau<text:tab/><text:tab/><text:tab/><text:tab/>A women<text:tab/><text:tab/><text:tab/><text:tab/>[ ajn-e <text:s/>Fraw ]</text:p>
      <text:p text:style-name="P31"/>
      <text:p text:style-name="P31"/>
      <text:p text:style-name="P31"/>
      <text:p text:style-name="P32">Wie heißt er?<text:tab/><text:tab/><text:tab/><text:tab/><text:span text:style-name="T27">What’s his name?<text:tab/><text:tab/><text:tab/>[ vi <text:s/>hajst <text:s/>er ]</text:span><text:tab/></text:p>
      <text:p text:style-name="P33">Er heißt Leonardo Di Caprio</text:p>
      <text:p text:style-name="P32"/>
      <text:p text:style-name="P36">Woher kommt er?<text:tab/><text:tab/><text:tab/>Where is he from?<text:tab/><text:tab/><text:tab/>[ vo-her <text:s/>komtt er ]</text:p>
      <text:p text:style-name="P33">Er kommt aus Los Angeles</text:p>
      <text:p text:style-name="P32"/>
      <text:p text:style-name="P32"><text:span text:style-name="T28">Wo liegt Los Angeles?<text:tab/><text:tab/><text:tab/>Where is Los Angeles?<text:tab/><text:tab/><text:tab/>[ vo ligt los angelis ]</text:span><text:tab/></text:p>
      <text:p text:style-name="P32"/>
      <text:p text:style-name="P33">Los Angeles liegt in dem US-Staat Kalifornien<text:tab/><text:tab/>Los Angeles in in the Us-state California</text:p>
      <text:p text:style-name="P33">[ in <text:s/>dem <text:s/>us – xtat <text:s text:c="2"/>kal-if-or-nijien ]</text:p>
      <text:p text:style-name="P33"/>
      <text:p text:style-name="P33">dem<text:tab/><text:tab/><text:tab/><text:tab/><text:tab/>to the <text:tab/><text:tab/><text:tab/><text:tab/><text:tab/>[ dim ]<text:tab/><text:tab/><text:tab/></text:p>
      <text:p text:style-name="P33">den<text:tab/><text:tab/><text:tab/><text:tab/><text:tab/>the <text:tab/><text:tab/><text:tab/><text:tab/><text:tab/>[ din ]<text:tab/></text:p>
      <text:p text:style-name="P33"><text:soft-page-break/></text:p>
      <text:p text:style-name="P33">Was ist das?</text:p>
      <text:p text:style-name="P33"/>
      <text:p text:style-name="P33">Das ist ein Schiff<text:tab/><text:tab/>[ das ist ajn xiff ] <text:tab/><text:tab/><text:tab/><text:tab/>This is a ship</text:p>
      <text:p text:style-name="P33"/>
      <text:p text:style-name="P46"><text:span text:style-name="T8">Das ist die Titanic<text:tab/><text:tab/><text:tab/><text:tab/><text:tab/><text:tab/><text:tab/><text:tab/></text:span><text:bookmark text:name="tw-target-text3"/><text:span text:style-name="T18">This is the Titanic</text:span></text:p>
      <text:p text:style-name="P33"/>
      <text:p text:style-name="P35"/>
      <text:p text:style-name="P35">Was machst du heute?<text:tab/><text:tab/>What are you doing today?<text:tab/><text:tab/><text:tab/>[ vas <text:s/>maħst <text:s/>du ħojte ]</text:p>
      <text:p text:style-name="P35"/>
      <text:p text:style-name="P35"/>
      <text:p text:style-name="P54">_________________________________________________________________________________________________</text:p>
      <text:p text:style-name="P49"/>
      <text:p text:style-name="P49"/>
      <text:p text:style-name="P50"><text:span text:style-name="T33">Ich ,<text:tab/> Du , <text:tab/>Wir</text:span><text:tab/><text:tab/>I , <text:tab/>you , <text:tab/>we<text:tab/><text:tab/><text:tab/><text:tab/>[ ixħ, <text:s/>du, <text:s/>vir ]</text:p>
      <text:p text:style-name="P50"/>
      <text:p text:style-name="P50"/>
      <text:p text:style-name="P55">Wie heißt du?<text:tab/><text:tab/><text:tab/>What's your name?</text:p>
      <text:p text:style-name="P55"/>
      <text:p text:style-name="P34"><text:span text:style-name="T13">Woher kommst du?<text:tab/><text:tab/></text:span><text:bookmark text:name="tw-target-text5"/><text:span text:style-name="T13">Where do you come from?</text:span></text:p>
      <text:p text:style-name="P55"/>
      <text:p text:style-name="P56"/>
      <text:p text:style-name="P50"><text:span text:style-name="T33">er ,<text:tab/>Sie , <text:tab/>es</text:span><text:tab/><text:tab/>he , <text:tab/>she , <text:tab/>it<text:tab/><text:tab/><text:tab/><text:tab/>[ <text:bookmark text:name="tw-target-text6"/><text:s/><text:span text:style-name="T29">er</text:span> , <text:span text:style-name="T29">zi</text:span>, <text:span text:style-name="T29">es</text:span> ]</text:p>
      <text:p text:style-name="P50"/>
      <text:p text:style-name="P56"/>
      <text:p text:style-name="P56">Das ist Peter<text:tab/><text:tab/><text:tab/>This is Peter</text:p>
      <text:p text:style-name="P56">Er ist nett<text:tab/><text:tab/><text:tab/>He is nice<text:tab/><text:tab/><text:tab/><text:tab/><text:tab/>[ er ist net ]</text:p>
      <text:p text:style-name="P56"/>
      <text:p text:style-name="P56"/>
      <text:p text:style-name="P58">Der Hund ist süß<text:tab/><text:tab/>The dog is sweet<text:tab/><text:tab/><text:tab/><text:tab/>[ der ħond ist <text:span text:style-name="T30">ż-</text:span>uss ]</text:p>
      <text:p text:style-name="P58"/>
      <text:p text:style-name="P58">Er ist <text:s/>süß</text:p>
      <text:p text:style-name="P58"/>
      <text:p text:style-name="P58"/>
      <text:p text:style-name="P58">Das ist Ulrike<text:tab/><text:tab/><text:tab/>This is Ulrike<text:tab/><text:tab/><text:tab/><text:tab/><text:tab/>[ ul-ri-ka ]</text:p>
      <text:p text:style-name="P58"/>
      <text:p text:style-name="P58">Sie kommt aus Deutschland<text:tab/>She comes from Germany<text:tab/><text:tab/><text:tab/>[ zi kommt aws d-oy-c-land ]</text:p>
      <text:p text:style-name="P58"/>
      <text:p text:style-name="P58"/>
      <text:p text:style-name="P59">Dir Katze spielt gerne<text:tab/><text:tab/>The cat likes to play<text:tab/><text:tab/><text:tab/><text:tab/>[ zi kazee x-pilt ger-ne ]</text:p>
      <text:p text:style-name="P59"/>
      <text:p text:style-name="P59">katze<text:tab/><text:tab/><text:tab/><text:tab/>cat</text:p>
      <text:p text:style-name="P59">spielt<text:tab/><text:tab/><text:tab/><text:tab/>plays</text:p>
      <text:p text:style-name="P59">gerne<text:tab/><text:tab/><text:tab/><text:tab/>gladly / like / <text:span text:style-name="T31">willingly</text:span></text:p>
      <text:p text:style-name="P64"/>
      <text:p text:style-name="P64"/>
      <text:p text:style-name="P64"/>
      <text:p text:style-name="P65"><text:soft-page-break/></text:p>
      <text:p text:style-name="P60">Das ist ein Baby<text:tab/><text:tab/><text:span text:style-name="T32">This is a Baby<text:tab/><text:tab/><text:tab/><text:tab/><text:tab/>[ Das ist ajn baby ]</text:span></text:p>
      <text:p text:style-name="P60"/>
      <text:p text:style-name="P61">Es weint fiel<text:tab/><text:tab/><text:tab/>It cries a lot<text:tab/><text:tab/><text:tab/><text:tab/><text:tab/>[ es <text:s/>vaj-nt <text:s/>fil ]</text:p>
      <text:p text:style-name="P61"/>
      <text:p text:style-name="P61">weint<text:tab/><text:tab/><text:tab/><text:tab/>cries</text:p>
      <text:p text:style-name="P61">viel<text:tab/><text:tab/><text:tab/><text:tab/>lot, <text:s/>much</text:p>
      <text:p text:style-name="P61"/>
      <text:p text:style-name="P61">Das Pferd ist groß<text:tab/><text:tab/>The horse is big<text:tab/><text:tab/><text:tab/><text:tab/><text:tab/>[ das f-e-d ist gros ]</text:p>
      <text:p text:style-name="P61"/>
      <text:p text:style-name="P61">Es ist groß<text:tab/><text:tab/><text:tab/>It is big</text:p>
      <text:p text:style-name="P61"/>
      <text:p text:style-name="P61">Pfed<text:tab/><text:tab/><text:tab/><text:tab/>horse</text:p>
      <text:p text:style-name="P61">Groß<text:tab/><text:tab/><text:tab/><text:tab/>big</text:p>
      <text:p text:style-name="P61"/>
      <text:p text:style-name="P62"/>
      <text:p text:style-name="P62">Wir , <text:s/>ihr , <text:s/>Sie<text:tab/><text:tab/><text:tab/>We , <text:s/>You {plural} , <text:s/>They<text:tab/><text:tab/><text:tab/><text:tab/>[ vij<text:span text:style-name="T34">e</text:span> , <text:s/>ija, <text:s/>Zi ]</text:p>
      <text:p text:style-name="P62"/>
      <text:p text:style-name="P62">Wir sind eine große Familie<text:tab/>We are a big family<text:tab/><text:tab/><text:tab/><text:tab/>[ <text:span text:style-name="T34">vije <text:s/>zind <text:s/>ajn-e <text:s/>gros-e <text:s/>Familie</text:span> ]</text:p>
      <text:p text:style-name="P62"/>
      <text:p text:style-name="P63"/>
      <text:p text:style-name="P63">Wir<text:tab/>we<text:tab/><text:tab/><text:tab/>sind<text:tab/>are<text:tab/><text:tab/><text:tab/>eine<text:tab/>one<text:tab/><text:tab/><text:tab/>große<text:tab/>size / big</text:p>
      <text:p text:style-name="P63"/>
      <text:p text:style-name="P63"/>
      <text:p text:style-name="P63">Wir <text:s/>gehen <text:s/>oft <text:s/>zusammen<text:tab/>We often go together<text:tab/><text:tab/><text:tab/><text:tab/>[ vije <text:s/>gen <text:s/>oft <text:s/><text:span text:style-name="T35">ż</text:span>u-<text:span text:style-name="T35">ż</text:span>a-men ]</text:p>
      <text:p text:style-name="P63"/>
      <text:p text:style-name="P63">ans Meer<text:tab/><text:tab/><text:tab/>to the sea<text:tab/><text:tab/><text:tab/><text:tab/><text:tab/>[ ans <text:s/>meja ]</text:p>
      <text:p text:style-name="P63"/>
      <text:p text:style-name="P63">Wir <text:s/>gehen <text:s/>oft <text:s/>zusammen ans Meer<text:tab/><text:tab/><text:tab/><text:tab/></text:p>
      <text:p text:style-name="P63">We often go to the sea together</text:p>
      <text:p text:style-name="P63"/>
      <text:p text:style-name="P63">oft<text:tab/><text:tab/>often</text:p>
      <text:p text:style-name="P63">zusammen<text:tab/>together</text:p>
      <text:p text:style-name="P63">ans<text:tab/><text:tab/>to</text:p>
      <text:p text:style-name="P63">meer<text:tab/><text:tab/>sea</text:p>
      <text:p text:style-name="P63"/>
      <text:p text:style-name="P63"/>
      <text:p text:style-name="P67">Ihr habt einen<text:tab/><text:tab/><text:tab/><text:tab/>you have one<text:tab/><text:tab/><text:tab/><text:tab/><text:tab/>[ ija <text:s/>ħabt <text:s/>ajn-in <text:s/>]</text:p>
      <text:p text:style-name="P67">schöen Hund<text:tab/><text:tab/><text:tab/><text:tab/>beautiful dog<text:tab/><text:tab/><text:tab/><text:tab/><text:tab/>[ x-u-n <text:s/>ħundt <text:s/>]</text:p>
      <text:p text:style-name="P67"/>
      <text:p text:style-name="P67">Ihr habt einen schöen Hund<text:tab/><text:tab/>you have a beautiful dog</text:p>
      <text:p text:style-name="P67"/>
      <text:p text:style-name="P68">Ihr zwei macht <text:tab/><text:tab/><text:tab/><text:tab/>you two do <text:tab/><text:tab/><text:tab/><text:tab/><text:tab/>[ ija <text:s/>żvaj <text:s/>maħt ]</text:p>
      <text:p text:style-name="P67">die besten <text:tab/><text:tab/><text:tab/><text:tab/>Partythe best party<text:tab/><text:tab/><text:tab/><text:tab/><text:span text:style-name="T36">[ di <text:s/>best-in <text:s/>parti ]</text:span></text:p>
      <text:p text:style-name="P67"/>
      <text:p text:style-name="P67">Ihr zwei macht die besten Party<text:tab/>You two make the best party</text:p>
      <text:p text:style-name="P67"/>
      <text:p text:style-name="P69"><text:soft-page-break/>Sie wohnen in K<text:span text:style-name="T35">ö</text:span>ln<text:tab/><text:tab/><text:tab/><text:span text:style-name="T37">They live in Cologne<text:tab/><text:tab/><text:tab/><text:tab/>[ Zi <text:s text:c="2"/>von-en <text:s/>in <text:s/>kln ]</text:span></text:p>
      <text:p text:style-name="P69"/>
      <text:p text:style-name="P70">Sie gehen zusammen<text:tab/><text:tab/><text:tab/><text:bookmark text:name="tw-target-text10"/>they go together<text:tab/><text:tab/><text:tab/><text:tab/><text:span text:style-name="T38">[ zi <text:s text:c="2"/>gien <text:s/></text:span><text:span text:style-name="T35"><text:s/>ż</text:span><text:span text:style-name="T38">u-</text:span><text:span text:style-name="T35"> ż</text:span><text:span text:style-name="T38">am-men ]</text:span></text:p>
      <text:p text:style-name="P70">ans Meer<text:tab/><text:tab/><text:tab/><text:tab/><text:span text:style-name="T38">to the sea<text:tab/><text:tab/><text:tab/><text:tab/><text:tab/>[ ans me-ja ]</text:span><text:tab/></text:p>
      <text:p text:style-name="P70"/>
      <text:p text:style-name="P70">Sie gehen zusammen ans Meer<text:tab/><text:tab/>They go to the sea together</text:p>
      <text:p text:style-name="P70"/>
      <text:p text:style-name="P70"/>
      <text:p text:style-name="P71">Wie heißen Sie?<text:tab/><text:tab/><text:tab/>What’s your name? { formal you }<text:tab/><text:tab/></text:p>
      <text:p text:style-name="P71"/>
      <text:p text:style-name="P71">Sie haben <text:tab/><text:tab/><text:tab/><text:tab/><text:span text:style-name="T39">They have<text:tab/><text:tab/><text:tab/><text:tab/><text:tab/>[ zi <text:s/>ħaben ]</text:span></text:p>
      <text:p text:style-name="P71">eine schöne Firma<text:tab/><text:tab/><text:tab/><text:span text:style-name="T39">a nice company<text:tab/><text:tab/><text:tab/><text:tab/><text:tab/>[ ajn-qe <text:s text:c="2"/>x-un-qe <text:s/>firma ]</text:span></text:p>
      <text:p text:style-name="P71"/>
      <text:p text:style-name="P72">Sie haben eine sch<text:span text:style-name="T35">ö</text:span>ne Firma<text:tab/><text:tab/>They have a nice company<text:tab/></text:p>
      <text:p text:style-name="P72"/>
      <text:p text:style-name="P72"/>
      <text:p text:style-name="P72">Schreiben einen Text<text:tab/><text:tab/><text:tab/>Write a text<text:tab/><text:tab/><text:tab/><text:tab/><text:tab/>[ x-raj-ben <text:s/>ajn-qen text ]</text:p>
      <text:p text:style-name="P72"/>
      <text:p text:style-name="P72">Hören Sie und antworten<text:tab/><text:tab/><text:bookmark text:name="tw-target-text11"/>Listen and answer<text:tab/><text:tab/><text:tab/><text:tab/><text:span text:style-name="T41">[ ħqu-ren <text:s/>zi <text:s/>und <text:s/>ann-twa-tien ]</text:span></text:p>
      <text:p text:style-name="P72"><text:span text:style-name="T41"/></text:p>
      <text:p text:style-name="P73">Sie auf die Fragen<text:tab/><text:tab/><text:tab/>you to the questions<text:tab/><text:tab/><text:tab/><text:tab/><text:span text:style-name="T40">[ zi <text:s/>awf <text:s/>di <text:s/>fragen ]</text:span></text:p>
      <text:p text:style-name="P73"/>
      <text:p text:style-name="P73">Hören Sie und antworten Sie auf die Fragen</text:p>
      <text:p text:style-name="P73"><text:tab/><text:tab/><text:tab/><text:tab/><text:tab/>Listen and answer the questions</text:p>
      <text:p text:style-name="P73"/>
      <text:p text:style-name="P73"/>
      <text:p text:style-name="P74">Du kannst mich duzen<text:tab/><text:tab/><text:tab/>You can say you to me / You can address me informally</text:p>
      <text:p text:style-name="P74"/>
      <text:p text:style-name="P74"><text:tab/><text:tab/><text:tab/><text:tab/><text:tab/><text:tab/><text:tab/><text:tab/><text:tab/><text:tab/><text:tab/>[ du <text:s/>kanst miħ duz-zin ]</text:p>
      <text:p text:style-name="P74"/>
      <text:p text:style-name="P74">du<text:tab/>you<text:tab/><text:tab/>kannst<text:tab/> <text:s/>can<text:tab/><text:tab/>mich<text:tab/>me<text:tab/><text:tab/>duzen <text:s text:c="5"/><text:tab/>on first name terms</text:p>
      <text:p text:style-name="P74"><text:tab/><text:tab/><text:tab/><text:tab/><text:tab/><text:tab/><text:tab/><text:tab/><text:tab/>mich duzen<text:tab/>call me first name</text:p>
      <text:p text:style-name="P74"/>
      <text:p text:style-name="P74">siezen<text:tab/><text:tab/><text:tab/><text:tab/><text:tab/>use the formal term of address<text:tab/><text:tab/><text:tab/>[ <text:span text:style-name="T35">ż</text:span>iz-in ]</text:p>
      <text:p text:style-name="P72"/>
      <text:p text:style-name="P72"><text:tab/></text:p>
      <text:p text:style-name="P57"><text:span text:style-name="T30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5-01T18:22:01.822185159</dc:date>
    <meta:editing-duration>PT5H32M30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9" meta:paragraph-count="200" meta:word-count="1411" meta:character-count="7765" meta:non-whitespace-character-count="5819"/>
  </office:meta>
</office:document-meta>
</file>